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face style:name="Nimbus Roman No9 L" svg:font-family="'Nimbus Roman No9 L'" style:font-family-generic="roman" style:font-pitch="variable"/>
    <style:font-face style:name="Nimbus Sans L1"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officeooo:rsid="00050564"/>
    </style:style>
    <style:style style:name="T2" style:family="text">
      <style:text-properties officeooo:rsid="0006f9a2"/>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K</text:span>aufvertragsstörungen</text:h>
      <text:p text:style-name="Text_20_body">Bei einem Kaufvertrag übernehmen sowohl Käufer als auch Verkäufer Pflichten (siehe <text:a xlink:type="simple" xlink:href="http://www.allgemeinbildung-macht-schule.de/wirtschaft/grundlagen-vertragsrecht/rechtgeschäfte/">Rechtsgeschäfte</text:a> bzw. <text:a xlink:type="simple" xlink:href="http://www.allgemeinbildung-macht-schule.de/wirtschaft/grundlagen-vertragsrecht/kaufvertrag/">Kaufvertrag</text:a>):<text:line-break/>Der Verkäufer verpflichtet sich die Ware zu den gegebenen Bedingungen zu verkaufen und zu liefern, der Käufer verpflichtet sich die Ware zu den angegebenen Bedingungen zu kaufen und zu zahlen. Wenn eine dieser Pflichten verletzt wird spricht man von einer <text:span text:style-name="Strong_20_Emphasis">Kaufvertragsstörung</text:span>. Auf dieser Seite geht es um Kaufvertragsstörungen von Seiten des Verkäufers. Auf Kaufvertragstörungen von Seiten des Käufers und deren Folgen wird auf der Seite <text:a xlink:type="simple" xlink:href="http://www.allgemeinbildung-macht-schule.de/wirtschaft/verbraucherschutz/zahlungsverzug/">Zahlungsverzug</text:a> eingegangen.<text:line-break/>Bei Kaufvertragsstörungen von Seiten des Verkäufers unterscheidet man zwischen <text:span text:style-name="Strong_20_Emphasis">Nicht Rechtzeitig-Lieferung (Lieferungsverzug)</text:span> und <text:span text:style-name="Strong_20_Emphasis">Mangelhafter Lieferung (Schlechtleistung)</text:span>. Näheres regelt, wie so oft, das Bürgerliche Gesetzbuch. </text:p>
      <text:h text:style-name="Heading_20_2" text:outline-level="2">1. Nicht-Rechtzeitig-Lieferung (Lieferungsverzug)</text:h>
      <text:p text:style-name="Text_20_body"><draw:frame draw:style-name="fr1" draw:name="cc-m-imagesubtitle-1490409512" text:anchor-type="paragraph" svg:width="14.288cm" draw:z-index="0"><draw:text-box fo:min-height="0.041cm"><text:p text:style-name="Text_20_body"><draw:frame draw:style-name="fr2" draw:name="Grafik1" text:anchor-type="as-char" svg:width="14.288cm" svg:height="12.25cm" draw:z-index="1"><draw:image xlink:href="http://u.jimdo.com/www10/o/sb5193b62bbfd3c96/img/i79b8c1156cf8e3b5/1282307798/std/image.jpg" xlink:type="simple" xlink:show="embed" xlink:actuate="onLoad"/></draw:frame><text:bookmark text:name="cc-m-imagesubtitle-image-1490409512"/> </text:p></draw:text-box></draw:frame>Folgende Vorraussetzungen müssen erfüllt sein: </text:p>
      <text:p text:style-name="Text_20_body"><text:line-break/>• <text:span text:style-name="Strong_20_Emphasis">Fälligkeit</text:span>: ist ein bestimmter Liefertermin (z.B. : 1 7.08.1789) oder eine bestimmte </text:p>
      <text:p text:style-name="Text_20_body">  Lieferfrist vereinbart (z.B. : innerhalb von 5 Jahren) und die Ware trifft nicht beim Käufer ein, </text:p>
      <text:p text:style-name="Text_20_body">  so ist sie fällig. Wenn kein Termin vereinbart wurde (z.B.: Lieferung so bald wie möglich) </text:p>
      <text:p text:style-name="Text_20_body">  muss der Käufer den Verkäufer mahnen.<text:line-break/>• <text:span text:style-name="Strong_20_Emphasis">Verschulden</text:span>: Der Lieferungsverzug muss vom Verkäufer vorsätzlich (mit Absicht) oder </text:p>
      <text:p text:style-name="Text_20_body"><text:soft-page-break/>  fahrlässig (leichtsinniges Verhalten) verschuldet sein. Lieferverzögerungen für die der </text:p>
      <text:p text:style-name="Text_20_body">  Verkäufer nichts kann (Streik, Unterbrechung der Verkehrsverbindungen, ...) können dem </text:p>
      <text:p text:style-name="Text_20_body">  Verkäufer nicht angelastet werden. </text:p>
      <text:h text:style-name="Heading_20_2" text:outline-level="2">2. Mangelhafte Lieferung (Schlechtleistung)</text:h>
      <text:p text:style-name="Text_20_body"><draw:frame draw:style-name="fr1" draw:name="cc-m-imagesubtitle-1490409912" text:anchor-type="paragraph" svg:width="14.288cm" draw:z-index="2"><draw:text-box fo:min-height="0.041cm"><text:p text:style-name="Text_20_body"><draw:frame draw:style-name="fr2" draw:name="Grafik2" text:anchor-type="as-char" svg:width="14.288cm" svg:height="8.176cm" draw:z-index="3"><draw:image xlink:href="http://u.jimdo.com/www10/o/sb5193b62bbfd3c96/img/i8dee7f162fac8f0d/1282307883/std/image.jpg" xlink:type="simple" xlink:show="embed" xlink:actuate="onLoad"/></draw:frame><text:bookmark text:name="cc-m-imagesubtitle-image-1490409912"/> </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er Verkäufer ist verpflichtet die Ware ohne Mängel zu liefern. Er hat die sogenannte Gewährleistungspflicht. Folgende Arten von Mängeln können vorliegen: </text:p>
      <text:p text:style-name="Text_20_body"><text:line-break/>• Beschaffenheit (z.B. : fehlende Eignung für die normale Verwendung des Produktes)<text:line-break/>• unsachgemäßen Montage oder Montageanleitung<text:line-break/>• eigentlichen Sache (z.B. : falsche Ware wurde geliefert)<text:line-break/>• Menge (z.B.: falsche Stückzahl, falsches Gewicht, . . . )<text:line-break/><text:line-break/>Der Käufer hat die Pflicht die erhaltene Ware zu prüfen. Dies muss innerhalb der gesetzlichen<text:line-break/>Gewährleistungsfrist (=Garantiezeitraum), die im Normalfall zwei Jahre dauert, geschehen. Beschwert sich der Käufer innerhalb dieses Zeitraumes hat er oben aufgezählte Rech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Nimbus Sans L" svg:font-family="'Nimbus Sans L'" style:font-family-generic="swiss"/>
    <style:font-face style:name="Nimbus Roman No9 L" svg:font-family="'Nimbus Roman No9 L'" style:font-family-generic="roman" style:font-pitch="variable"/>
    <style:font-face style:name="Nimbus Sans L1"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Nimbus Sans L"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Nimbus Sans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style:font-size-asian="12pt"/>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iehm</meta:initial-creator>
    <meta:creation-date>2012-12-07T07:06:09</meta:creation-date>
    <dc:date>2013-01-25T09:48:35.98</dc:date>
    <meta:editing-duration>PT1H21M7S</meta:editing-duration>
    <meta:editing-cycles>5</meta:editing-cycles>
    <meta:generator>LibreOffice/3.6$Windows_x86 LibreOffice_project/2ef5aff-a6fb0ff-166bdff-cf087ad-0f1389</meta:generator>
    <meta:document-statistic meta:table-count="0" meta:image-count="2" meta:object-count="0" meta:page-count="2" meta:paragraph-count="16" meta:word-count="296" meta:character-count="2276" meta:non-whitespace-character-count="1964"/>
  </office:meta>
</office:document-meta>
</file>